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bold" fo:font-family="Dosis" style:font-family-asian="Dosis" style:font-family-complex="Dosis" fo:background-color="transparent" fo:color="#61c4b4"/>
    </style:style>
    <style:style style:name="T3" style:family="text">
      <style:text-properties fo:font-size="12.00pt" fo:font-weight="normal" fo:font-family="Dosis" style:font-family-asian="Dosis" style:font-family-complex="Dosis"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Dosis" style:font-family-asian="Dosis" style:font-family-complex="Dosis" fo:background-color="transparent" fo:color="#61c4b4"/>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Dosis" style:font-family-asian="Dosis" style:font-family-complex="Dosis" fo:background-color="transparent" fo:color="#61c4b4"/>
    </style:style>
    <style:style style:name="T8" style:family="text">
      <style:text-properties fo:font-size="12.00pt" fo:font-weight="normal" fo:font-family="Dosis" style:font-family-asian="Dosis" style:font-family-complex="Dosis"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Dosis" style:font-family-asian="Dosis" style:font-family-complex="Dosis" fo:background-color="transparent" fo:color="#61c4b4"/>
    </style:style>
    <style:style style:name="T11" style:family="text">
      <style:text-properties fo:font-size="12.00pt" fo:font-weight="normal" fo:font-family="Dosis" style:font-family-asian="Dosis" style:font-family-complex="Dosis"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Dosis" style:font-family-asian="Dosis" style:font-family-complex="Dosis" fo:background-color="transparent" fo:color="#61c4b4"/>
    </style:style>
    <style:style style:name="T14" style:family="text">
      <style:text-properties fo:font-size="12.00pt" fo:font-weight="bold" fo:font-family="Calibri" style:font-family-asian="Calibri" style:font-family-complex="Calibri" fo:background-color="transparent" fo:color="#61c4b4"/>
    </style:style>
    <style:style style:name="T15" style:family="text">
      <style:text-properties fo:font-size="12.00pt" fo:font-weight="normal" fo:font-family="Dosis" style:font-family-asian="Dosis" style:font-family-complex="Dosis" fo:background-color="transparent" fo:color="#000000"/>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2.00pt" fo:font-weight="normal" fo:font-family="Dosis" style:font-family-asian="Dosis" style:font-family-complex="Dosis"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Dosis" style:font-family-asian="Dosis" style:font-family-complex="Dosis" fo:background-color="transparent" fo:color="#61c4b4"/>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Dosis" style:font-family-asian="Dosis" style:font-family-complex="Dosis" fo:background-color="transparent" fo:color="#61c4b4"/>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Dosis" style:font-family-asian="Dosis" style:font-family-complex="Dosis" fo:background-color="transparent" fo:color="#61c4b4"/>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Dosis" style:font-family-asian="Dosis" style:font-family-complex="Dosis" fo:background-color="transparent" fo:color="#61c4b4"/>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Dosis" style:font-family-asian="Dosis" style:font-family-complex="Dosis" fo:background-color="transparent" fo:color="#61c4b4"/>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Dosis" style:font-family-asian="Dosis" style:font-family-complex="Dosis" fo:background-color="transparent" fo:color="#61c4b4"/>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Dosis" style:font-family-asian="Dosis" style:font-family-complex="Dosis" fo:background-color="transparent" fo:color="#61c4b4"/>
    </style:style>
    <style:style style:name="T32" style:family="text">
      <style:text-properties fo:font-size="12.00pt" fo:font-weight="normal" fo:font-family="Dosis" style:font-family-asian="Dosis" style:font-family-complex="Dosis"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Dosis" style:font-family-asian="Dosis" style:font-family-complex="Dosis" fo:background-color="transparent" fo:color="#61c4b4"/>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Dosis" style:font-family-asian="Dosis" style:font-family-complex="Dosis" fo:background-color="transparent" fo:color="#61c4b4"/>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Dosis" style:font-family-asian="Dosis" style:font-family-complex="Dosis" fo:background-color="transparent" fo:color="#61c4b4"/>
    </style:style>
    <style:style style:name="T39" style:family="text">
      <style:text-properties fo:font-size="12.00pt" fo:font-weight="bold" fo:font-family="Dosis" style:font-family-asian="Dosis" style:font-family-complex="Dosis" fo:background-color="transparent" fo:color="#61c4b4"/>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Dosis" style:font-family-asian="Dosis" style:font-family-complex="Dosis" fo:background-color="transparent" fo:color="#61c4b4"/>
    </style:style>
    <style:style style:name="T42" style:family="text">
      <style:text-properties fo:font-size="12.00pt" fo:font-weight="normal" fo:font-family="Dosis" style:font-family-asian="Dosis" style:font-family-complex="Dosis"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Dosis" style:font-family-asian="Dosis" style:font-family-complex="Dosis" fo:background-color="transparent" fo:color="#61c4b4"/>
    </style:style>
    <style:style style:name="T45" style:family="text">
      <style:text-properties fo:font-size="12.00pt" fo:font-weight="normal" fo:font-family="Dosis" style:font-family-asian="Dosis" style:font-family-complex="Dosis"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bold" fo:font-family="Dosis" style:font-family-asian="Dosis" style:font-family-complex="Dosis" fo:background-color="transparent" fo:color="#61c4b4"/>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Dosis" style:font-family-asian="Dosis" style:font-family-complex="Dosis" fo:background-color="transparent" fo:color="#61c4b4"/>
    </style:style>
    <style:style style:name="T50" style:family="text">
      <style:text-properties fo:font-size="12.00pt" fo:font-weight="normal" fo:font-family="Dosis" style:font-family-asian="Dosis" style:font-family-complex="Dosis"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bold" fo:font-family="Dosis" style:font-family-asian="Dosis" style:font-family-complex="Dosis" fo:background-color="transparent" fo:color="#61c4b4"/>
    </style:style>
    <style:style style:name="T53" style:family="text">
      <style:text-properties fo:font-size="12.00pt" fo:font-weight="normal" fo:font-family="Dosis" style:font-family-asian="Dosis" style:font-family-complex="Dosis"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bold" fo:font-family="Dosis" style:font-family-asian="Dosis" style:font-family-complex="Dosis" fo:background-color="transparent" fo:color="#61c4b4"/>
    </style:style>
    <style:style style:name="T56" style:family="text">
      <style:text-properties fo:font-size="12.00pt" fo:font-weight="normal" fo:font-family="Dosis" style:font-family-asian="Dosis" style:font-family-complex="Dosi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Dosis" style:font-family-asian="Dosis" style:font-family-complex="Dosis" fo:background-color="transparent" fo:color="#61c4b4"/>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Dosis" style:font-family-asian="Dosis" style:font-family-complex="Dosis" fo:background-color="transparent" fo:color="#61c4b4"/>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Dosis" style:font-family-asian="Dosis" style:font-family-complex="Dosis" fo:background-color="transparent" fo:color="#61c4b4"/>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Dosis" style:font-family-asian="Dosis" style:font-family-complex="Dosis" fo:background-color="transparent" fo:color="#61c4b4"/>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Dosis" style:font-family-asian="Dosis" style:font-family-complex="Dosis" fo:background-color="transparent" fo:color="#61c4b4"/>
    </style:style>
    <style:style style:name="T67" style:family="text">
      <style:text-properties fo:font-size="12.00pt" fo:font-weight="normal" fo:font-family="Dosis" style:font-family-asian="Dosis" style:font-family-complex="Dosis"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Dosis" style:font-family-asian="Dosis" style:font-family-complex="Dosis" fo:background-color="transparent" fo:color="#61c4b4"/>
    </style:style>
    <style:style style:name="T70" style:family="text">
      <style:text-properties fo:font-size="12.00pt" fo:font-weight="normal" fo:font-family="Dosis" style:font-family-asian="Dosis" style:font-family-complex="Dosis"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Dosis" style:font-family-asian="Dosis" style:font-family-complex="Dosis" fo:background-color="transparent" fo:color="#61c4b4"/>
    </style:style>
    <style:style style:name="T73" style:family="text">
      <style:text-properties fo:font-size="12.00pt" fo:font-weight="normal" fo:font-family="Dosis" style:font-family-asian="Dosis" style:font-family-complex="Dosis"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Dosis" style:font-family-asian="Dosis" style:font-family-complex="Dosis" fo:background-color="transparent" fo:color="#61c4b4"/>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bold" fo:font-family="Dosis" style:font-family-asian="Dosis" style:font-family-complex="Dosis" fo:background-color="transparent" fo:color="#61c4b4"/>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fo:font-family="Dosis" style:font-family-asian="Dosis" style:font-family-complex="Dosis" fo:background-color="transparent" fo:color="#61c4b4"/>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Dosis" style:font-family-asian="Dosis" style:font-family-complex="Dosis" fo:background-color="transparent" fo:color="#61c4b4"/>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Dosis" style:font-family-asian="Dosis" style:font-family-complex="Dosis" fo:background-color="transparent" fo:color="#61c4b4"/>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Dosis" style:font-family-asian="Dosis" style:font-family-complex="Dosis"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20.00%" fo:text-align="left"/>
    </style:style>
    <style:style style:name="P2" style:family="paragraph">
      <style:paragraph-properties fo:line-height="105.00%" fo:text-align="left"/>
    </style:style>
    <style:style style:name="P3" style:family="paragraph">
      <style:paragraph-properties fo:line-height="120.00%" fo:text-align="left"/>
    </style:style>
    <style:style style:name="P4" style:family="paragraph">
      <style:paragraph-properties fo:line-height="100.00%" fo:text-align="left"/>
    </style:style>
  </office:automatic-styles>
  <office:body>
    <office:text>
      <text:p text:style-name="P1"><text:span text:style-name="T1"/></text:p>
      <text:p text:style-name="P1"><text:span text:style-name="T2">/1.VILA NE RR.DERVISH HATIXHEN (nuk ekziston me)</text:span></text:p>
      <text:p text:style-name="P1"><text:span text:style-name="T3">Vilë e tipit banese me qoshk.Mure qerpici , trashesi 40cm .Ka nje ndarje simetrike te hapësirave te brëndshme dhe për pasojë mendohet te jete përdorur nga dy vëllezer.Sot, panvaresisht se përfaqesonte një nga<text:s text:c="2"/>shtëpite tiranase tipike, kjo vilë nuk ekziston më. Në vend<text:s text:c="2"/>te saj po realizohet një pallat banimi.</text:span></text:p>
      <text:p text:style-name="P1"><text:span text:style-name="T4"/></text:p>
      <text:p text:style-name="P1"><text:span text:style-name="T5">2. VILA NE RRUGEN ÇERCIZ TOPULLI</text:span></text:p>
      <text:p text:style-name="P1"><text:span text:style-name="T6"/></text:p>
      <text:p text:style-name="P1"><text:span text:style-name="T7">3. VILA FORTUZI</text:span></text:p>
      <text:p text:style-name="P1"><text:span text:style-name="T8">Vila Fortuzi u ndërtua ne vitet 1920 nga Omer Fortuzi , I cili ka qenë një ndër inxhinierëet e parë shqipëtar<text:s text:c="2"/>dhe pjestar I një prej familjeve më të mëdha tiranase , duke qënë dhe kryetar I bashkisë ka tentuar gjithmonë të vërë në jetë shumë projekte italiane. Prania e ballkoneve te medha<text:s text:c="2"/>te shfrytëzueshme<text:s text:c="2"/>është një gjë karakteristike e kësaj vile. Ka nje trajtim ne forme L por me linja të harkuara, pra ka një trajtim në vend të përdorimit të linjave të drejta e këndeve të drejta, zotëron një sërë linjash organike.</text:span></text:p>
      <text:p text:style-name="P1"><text:span text:style-name="T9"/></text:p>
      <text:p text:style-name="P1"><text:span text:style-name="T10">4. VILA NE RR.SPIRO DEDJA</text:span></text:p>
      <text:p text:style-name="P1"><text:span text:style-name="T11">Mendohet të jetë Shkolla e parë në Tiranë. Kjo banesë imiton tipologjinë e bansës me qoshk. Eshtë e realizuar me mure qerpici me breza druri, tavani prej druri, ballkoni I trajtuar, e parapet hekuri te rrahur. Sot në gjëndje të mjerueshme.</text:span></text:p>
      <text:p text:style-name="P1"><text:span text:style-name="T12"/></text:p>
      <text:p text:style-name="P1"><text:span text:style-name="T13">5. KINEMA 17 NENTORI<text:s/></text:span><text:span text:style-name="T14">– shnderruar ne Qendren Tregtare ‘Galeria’</text:span></text:p>
      <text:p text:style-name="P1"><text:span text:style-name="T15">Kinemaja e parë në Tirane, e quajtur Kinema<text:s/></text:span><text:span text:style-name="T16">–teat</text:span><text:span text:style-name="T17">ër ‘Nacional’ e realizuar nga ark. Skënder Luarasi, ne 1924. Përbënte një qendëer të rëndësishme kulturore tw asaj kohe, ne 1945 mori emrin Kinema ’17 nëntori’ (data e clirimit te Tiranes). Shërbeu si kinema deri në 1991 (ku I kaloi nga familja e Beshirëve nëe pronësi , shtetit) më pas shërbeu si<text:s text:c="2"/>vënd ku zhvilloheshin gjygje popullore<text:s text:c="2"/>e më pas në vend ku zhvilloheshin seanca spirituale , bingo etj e derisa degradoi,<text:s text:c="2"/>iu dha ne pronësi sërisht pronarëve por nuk iu rikthye më funksioni I mëparshëm. Derisa jep shpirt ne 2003, ku merret vendimi për shembjen e saj dhe ndërtimin e një pallati, sot qëndre tregtare (panvarësisht vendimit qe ish marrë në fillim për ruajtjen e fasades ekzistuese si monument, gjë qe su bë).</text:span></text:p>
      <text:p text:style-name="P1"><text:span text:style-name="T17">Kjo kinema ishte nder me te spikaturat dhe me te dalluarat. Ishte veper e arkitektit Skender Luarasi dhe ishte ndertuar ne vitin 1929. Stil modern-racional.Jashte dominohej nga tre harqe te larte qe mbanin siper voloumin e kabines se projeksionit. Hyrja ishte vecanerisht e zgjidhur me lehtesi dhe tregonte aftesite profesionale te autorit. Holli ishte i vogel ndersa veshja me mermer te zi jepte efekt qetesues dhe prites. Prej aty kalohej ne sallen e platese apo me anen e shkalleve, lart ne llozhe. Salla ishte e proporcionuar dhe kishte parametrave optimal vizuale dhe auditiv. Nga ana e djathte ishin dyert e daljes. Aty po nga ajo ane u ndertua dhe nje kinema verore qe lidhej shume mire me ate dimeroren. Ka qene kinemaja me luksoze e kryeqytetit shqiptar ne kohen e mbreterise dhe gjate pushtimit.</text:span></text:p>
      <text:p text:style-name="P1"><text:span text:style-name="T17"/></text:p>
      <text:p text:style-name="P1"><text:span text:style-name="T18"/></text:p>
      <text:p text:style-name="P1"><text:span text:style-name="T19">6. ‘PALLATI ME KUBA’ I MAKS VELOS</text:span></text:p>
      <text:p text:style-name="P1"><text:span text:style-name="T20"/></text:p>
      <text:p text:style-name="P1"><text:span text:style-name="T21">7. VILA RR.QEMAL STAFA</text:span></text:p>
      <text:p text:style-name="P1"><text:span text:style-name="T22"/></text:p>
      <text:p text:style-name="P1"><text:span text:style-name="T23">8. VILA RRUGEN ‘QEMAL STAFA’</text:span></text:p>
      <text:p text:style-name="P1"><text:span text:style-name="T24"/></text:p>
      <text:p text:style-name="P1"><text:span text:style-name="T25">9. VILA RRUGEN ‘QEMAL STAFA’</text:span></text:p>
      <text:p text:style-name="P1"><text:span text:style-name="T26"/></text:p>
      <text:p text:style-name="P1"><text:span text:style-name="T27">10. VILA<text:s text:c="2"/>NE RRUGEN ‘XHORXHI MARTINI’</text:span></text:p>
      <text:p text:style-name="P1"><text:span text:style-name="T28"/></text:p>
      <text:p text:style-name="P1"><text:span text:style-name="T29">11. VILA Ë NE RRUGEN ‘XHORXHI MARTINI’</text:span></text:p>
      <text:p text:style-name="P1"><text:span text:style-name="T30"/></text:p>
      <text:p text:style-name="P1"><text:span text:style-name="T31">12.GODINA E TEATRIT TE KUKULLAVE </text:span></text:p>
      <text:p text:style-name="P1"><text:span text:style-name="T32">Godina e parlamentit të parë shqipëtar. Monument Kulture I kategorisë se parë.shpallur nga Ministria e Rinisë dhe Sporteve në nëntor te 1992 fillimisht dhe pastaj në mars te 2000. </text:span></text:p>
      <text:p text:style-name="P1"><text:span text:style-name="T32">Teatri është krijuar më 6 dhjetor të 1950, sot bën 60 vjet dhe zotëron vetëm 160 vende.</text:span></text:p>
      <text:p text:style-name="P1"><text:span text:style-name="T33"/></text:p>
      <text:p text:style-name="P1"><text:span text:style-name="T34">13. TEATRI KOMBETAR</text:span></text:p>
      <text:p text:style-name="P1"><text:span text:style-name="T35"/></text:p>
      <text:p text:style-name="P1"><text:span text:style-name="T36">14. VILA NE RR.E DURRESIT NGJITUR ME MINISTRINE E MJEDISIT</text:span></text:p>
      <text:p text:style-name="P1"><text:span text:style-name="T37"/></text:p>
      <text:p text:style-name="P2"><text:span text:style-name="T38">15. VILA<text:s text:c="2"/>NE KRYQEZIMIN MIDIS RR.MIHAL DURI DHE RR.KONT URANI</text:span></text:p>
      <text:p text:style-name="P3"><text:span text:style-name="T39">16. VILA<text:s text:c="2"/>NE RRUGEN KONT URANI</text:span></text:p>
      <text:p text:style-name="P3"><text:span text:style-name="T40"/></text:p>
      <text:p text:style-name="P3"><text:span text:style-name="T41">17. VILA NE HYRJE TE RRUGES SE KAVAJES</text:span></text:p>
      <text:p text:style-name="P3"><text:span text:style-name="T42">Vila e gjendur në kryqëzimin e Rr.Kont Urani dhe e Kavajës, është ndërtuar në 1936 nga arkitekti Italian Giulio Berte. Projekti ishte iniciuar si një vile 4 katëshe me funksion të alternuar banim e hotel. Nuk u realizua për shkak te një konflikti për tokën me xhaminë. Ka arkitekturë italiane. Nga 1945 deri në 1992 është përdorur si Kopësht .Pas 1992 I kaloi pronarëve fillestare.</text:span></text:p>
      <text:p text:style-name="P3"><text:span text:style-name="T43"/></text:p>
      <text:p text:style-name="P3"><text:span text:style-name="T44">18. VILA E RADIO TIRANA </text:span></text:p>
      <text:p text:style-name="P3"><text:span text:style-name="T45"><text:s/>Vilë në Rrugën ‘Kont Urani’, Monument Kulture I kategorise së II , Institucioni I parë mediatik në Shqipëri<text:s text:c="2"/>I lënë<text:s text:c="2"/>në harresë .Vila është ndërtuar në<text:s text:c="2"/>1938<text:s text:c="2"/>nga një familje e pasur tiranase Kollciu me idenë për të jetuar dy vëllezer, gjë që e tregon dhe planimetria simetrike e saj. Më vonë ajo u sekuestrua me urdhër të Mbretit Zog dhe u përdor si qëndra e Radio Tiranës deri në 1965. Më pas aty kaloi Instituti I Antropologjisë dhe studimit të Artit, I cili lëvizi gjithashtu më vonë duke qënë se vilës i dolën pronarët e rinj dhe sot gjëndet në një gjendje te mjerueshme.Vila është katër katëshe dhe njëri kat eshte nëndhe. Ka dy hyrje kryesore dhe një nga pas me dalje në oborr.Vila ka një trajtim neoklasik me kollona pa ordera në fasadën kryesore, shkallë prej granili të derdhur, holl I shtruar me mermer, dritare me kasë druri, parmakë me metal të rrahur. Aktualisht<text:s text:c="2"/>në Vilë jetojnë disa individë të komunitetit rom. Mendohet që pronari aktual I Vilës I ka lënë përkohësisht edhe me funksion pastrimin e<text:s text:c="2"/>Vilës përpara se ai të merret me rikonstruksionin e saj .Mendohet që<text:s text:c="2"/>ky pronar I ri ka në plan trajtimin<text:s text:c="2"/>dhe restaurimin dhe risjelljen e saj në formën e një Muzeu. </text:span></text:p>
      <text:p text:style-name="P3"><text:span text:style-name="T46"/></text:p>
      <text:p text:style-name="P3"><text:span text:style-name="T47">19. VILA NE<text:s text:c="2"/>HYRJE TE RRUGES KONT URANI</text:span></text:p>
      <text:p text:style-name="P3"><text:span text:style-name="T48"/></text:p>
      <text:p text:style-name="P3"><text:span text:style-name="T49">20. MUZEU I SHKENCAVE TE NATYRES</text:span></text:p>
      <text:p text:style-name="P3"><text:span text:style-name="T50">Nga ndërtimi ka pasur funksione të ndryshme. Në Kohën e Zogut ka shërbyer si konvikt, konvikti ‘Naim Frashëri’.Gjate pushtimit Italian për riparimin e motorrëve te avionëve. Në 1948 ndërtesa u kthye nëe ‘Muzeun e shkencave te Natyrës’ në varësi të Institutit të Shkencave (pronë e shtetit). Në 1957 kaloi ne varësi të Fakultetit të Shkencave Natyrore. Në<text:s text:c="2"/>2009<text:s text:c="2"/>I dolën katër pronarë privatë truallit dhe me vendim gjykate iu kalua atyre.Polemika për ruajtjen apo zhvendosjen e Muzeut.</text:span></text:p>
      <text:p text:style-name="P3"><text:span text:style-name="T51"/></text:p>
      <text:p text:style-name="P3"><text:span text:style-name="T52">21. PIRAMIDA</text:span></text:p>
      <text:p text:style-name="P3"><text:span text:style-name="T53">Piramida përfaqëson padyshim një ndër ndërtesat më të veçanta , më komplekse dhe më përfaqësuese e pasqyruese të zhvillimit historik, kulturor epolitik te qytetit të Tiranës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text:s text:c="2"/>deri në 199Ë me rënien e regjimit komunist.Me pas<text:s text:c="2"/>pësoi ndryshime të njëpasnjëshme<text:s text:c="2"/>në funksion .Funksionoi si hapsirë për konferenca dhe me vonë qëndër humanitare<text:s text:c="2"/>pas 1999 me vendosjen e selisë së NATO-s<text:s text:c="2"/>gjatë luftës në Kosovë. Në Ë001<text:s text:c="2"/>u vendos në të Selia eTop chanel duke u përdorur njëkohësisht<text:s text:c="2"/>si hapsirë për kafene dhe night-clube (brendia) dhe hapsirë mitingjesh hapësira publike jashtë. Sot pas shumw vitesh injorimi e moskujdesjeje,<text:s text:c="2"/>ka njw plan pwr ri-jetwzimin e saj .</text:span></text:p>
      <text:p text:style-name="P3"><text:span text:style-name="T54"/></text:p>
      <text:p text:style-name="P3"><text:span text:style-name="T55">22. STADIUMI ‘QEMAL STAFA’</text:span></text:p>
      <text:p text:style-name="P3"><text:span text:style-name="T56">I ndertuar nga italianet ne vitet '40-te. Projekt shume i mire pasi ishe nje skeme e aplikuar shpesh ne stadiumet e qyteteve te vogla ne Itali. Stadiumi eshte nje nder projektet e mbylljes<text:s text:c="2"/>se bulevardit, projektuar nga grupi i punes se Bosios.Ai eshte i lidhur ststistikisht dhe funksionalisht me sheshin, universitetin dhe kolonaden. Krijimi i nje sheshi te dyte, me te vogel pas sheshit kryesor, eshte zgjidhja perfekte per turmat sportdashese qe hyjne dhe dalin ne stadium.</text:span></text:p>
      <text:p text:style-name="P3"><text:span text:style-name="T56">Guret e veshjes (gati ciklopike) jane te jejte me ato te fasadave te universitetit. Punimi eshte i nje cilesie shume te larte. Koloncinat e parapetit jane me seksion U. Ne vitet '70 u vendos nga qeveria te shtohej kapaciteti i stadiumit dhe keshtu u ndertuan shkallet per karshi dhe kjo u realizua me nje sistem kapriatash beton-arme.</text:span></text:p>
      <text:p text:style-name="P3"><text:span text:style-name="T57"/></text:p>
      <text:p text:style-name="P3"><text:span text:style-name="T58">23. VILA NE FUND TE RRUGES SE BARRIKADAVE (nuk ekziston me)</text:span></text:p>
      <text:p text:style-name="P3"><text:span text:style-name="T59"/></text:p>
      <text:p text:style-name="P3"><text:span text:style-name="T60">24. VILA NE RRUGEN NIKOLLA TUPE</text:span></text:p>
      <text:p text:style-name="P3"><text:span text:style-name="T61"/></text:p>
      <text:p text:style-name="P3"><text:span text:style-name="T62">25. VILA NE RRUGEN TEFTA TASHKO KOCO</text:span></text:p>
      <text:p text:style-name="P3"><text:span text:style-name="T63"/></text:p>
      <text:p text:style-name="P3"><text:span text:style-name="T64">26. VILA Ë NE RRUGEN TEFTA TASHKO KOCO</text:span></text:p>
      <text:p text:style-name="P3"><text:span text:style-name="T65"/></text:p>
      <text:p text:style-name="P3"><text:span text:style-name="T66">27. VILA NE RRUGEN KONT URANI</text:span></text:p>
      <text:p text:style-name="P3"><text:span text:style-name="T67">Vila qe mendohet të ketë shërbyer<text:s text:c="2"/>gjatë një kohe si<text:s text:c="2"/>shtëpi publike. Aktualisht eshte nën zotërim të pronarëve privat.Kjo ndërtesë përfaqëson një masë rrënojash sot pasi kanë mbetur te dukshme prej strukturës së saj<text:s text:c="2"/>vetëm disa mure perimetralë prej këtyre dhe<text:s text:c="2"/>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text:s text:c="2"/>banim<text:s text:c="2"/>dhe tezga informale të disa familjeve nga komunitetit rom.</text:span></text:p>
      <text:p text:style-name="P3"><text:span text:style-name="T68"/></text:p>
      <text:p text:style-name="P3"><text:span text:style-name="T69">28. ‘SHTEPIA<text:s text:c="2"/>ME<text:s text:c="2"/>GJETHE’<text:s/></text:span><text:span text:style-name="T70"><text:s text:c="2"/></text:span></text:p>
      <text:p text:style-name="P3"><text:span text:style-name="T70">E ndërtuar në vitin 1931, godina, e njohur në Shqipëri si “shtëpia e gjetheve” fillimisht ka patur funksionin e një klinike. Gjatë luftës së dytë botërore, nën pushtimin gjerman, ajo i përkiste Gestapo-s, ndërkohë që fill më pas, gjatë viteve të para të regjimit të ri, ajo u bë një qendër e Sigurimit (Policia politike) e përdorur për hetime. Nga viti 1950 ajo u bë zyra qendrore teknik dhe shkencor të sigurimit.</text:span></text:p>
      <text:p text:style-name="P3"><text:span text:style-name="T70">Kjo ndërtesë u ngrit si klinikë obstetrike për t’i dhënë jetë njeriut , por në fakt u përdor për t’ia marrë jetën atij. </text:span></text:p>
      <text:p text:style-name="P3"><text:span text:style-name="T70">Që nga 2014 eshte filluar plani per rikonstruksionin dhe muzealizimin e kësaj ndërtese”</text:span></text:p>
      <text:p text:style-name="P3"><text:span text:style-name="T71"/></text:p>
      <text:p text:style-name="P3"><text:span text:style-name="T72">29. ISH AMBASADA JUGOSLLAVE</text:span></text:p>
      <text:p text:style-name="P3"><text:span text:style-name="T73">Fasada kryesore e vilës nëe fjalë është e orientuar nga jugu dhe me dalje në Rr. E Durrësit. Vila u ndërtua në 1931 për të shërbyer si ‘Legata Turke’ dhe më pas , pas 1945 shërbeu si Ambasada Jugosllave. Ndërtesa përbëhet nga dy kate dhe një I tretë në kuotën e catisë. Zotëron katër hyrje , dy ne fasadën jugore e dy në atë veriore nga prapa. </text:span></text:p>
      <text:p text:style-name="P3"><text:span text:style-name="T73">Karakterizohet nga carje në trajtë harqesh ‘a sesto acuto’ që shkarkojne peshën e tyre në kolona. Ky trajtim është I ngjashëm me atë të kishave gotike.Pas një kohe shumë të gjatë të lënë në harresë<text:s text:c="3"/>ajo u restaurua por jo sipas rregullave<text:s text:c="2"/>te mirëfillta të restaurimit.</text:span></text:p>
      <text:p text:style-name="P3"><text:span text:style-name="T74"/></text:p>
      <text:p text:style-name="P3"><text:span text:style-name="T75">30. VILA NE<text:s text:c="2"/>RRUGEN ISA BOLETINI</text:span></text:p>
      <text:p text:style-name="P3"><text:span text:style-name="T76"/></text:p>
      <text:p text:style-name="P3"><text:span text:style-name="T77">31. VILA 4 NE RRUGEN ‘QEMAL STAFA’</text:span></text:p>
      <text:p text:style-name="P3"><text:span text:style-name="T78"/></text:p>
      <text:p text:style-name="P3"><text:span text:style-name="T79">32. VILA NE RRUGEN PAPA GJON PALI II</text:span></text:p>
      <text:p text:style-name="P3"><text:span text:style-name="T80"/></text:p>
      <text:p text:style-name="P3"><text:span text:style-name="T81">33. VILA NE RRUGEN JUL VARIBOBA</text:span></text:p>
      <text:p text:style-name="P3"><text:span text:style-name="T82"/></text:p>
      <text:p text:style-name="P3"><text:span text:style-name="T83">34. VILA NE RRUGEN E ELBASANIT</text:span></text:p>
      <text:p text:style-name="P3"><text:span text:style-name="T83">35. SARAJET E TOPTANEVE</text:span></text:p>
      <text:p text:style-name="P3"><text:span text:style-name="T84"/></text:p>
      <text:p text:style-name="P3"><text:span text:style-name="T85">Sarajet e Toptanëeve (Sarajet e Selim Pasha Toptani) është ndërtuar rreth viteve 1833-1840, ndër të paktat ndërtime të periudhës feudale në Shqipëri. Përbëhet nga 32 dhoma të dekoruara në stil oriental. Ështe një kompleks arkitektonik që përbehet nga mure masive mbajtës që I japing trajtën e një fortifikimi, apo Kështjelle.Përbën një lloj ndërtimi të përhapur<text:s text:c="2"/>në Shqipëri gjatë gjysmës së dytë të shek.19, në periudhën e rendit feudal.Është ndërtim dykatësh , I shpallur monument kulture , është realizuar nga mjeshtër të Dibrës .Mbart vlera jo vetëm për ndarjen funksionale por dhe për trajtimin rkitektonik ne dekorime.Një periudhë ka qënë vënë në përdorim<text:s text:c="2"/>si Bar/kafe , sot është<text:s text:c="2"/>I mbyllur dhe I paaksesueshëm nga publiku<text:s text:c="2"/>në cfaredolloj forme.</text:span></text:p>
      <text:p text:style-name="P4"><text:span text:style-name="T8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